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74.1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21.78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2.33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7.43mm"/>
    </style:style>
    <style:style style:name="co21" style:family="table-column">
      <style:table-column-properties fo:break-before="auto" style:column-width="18.5mm"/>
    </style:style>
    <style:style style:name="co22" style:family="table-column">
      <style:table-column-properties fo:break-before="auto" style:column-width="15.24mm"/>
    </style:style>
    <style:style style:name="co23" style:family="table-column">
      <style:table-column-properties fo:break-before="auto" style:column-width="19.05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31.04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2" table:default-cell-style-name="ce1"/>
        <table:table-column table:style-name="co29" table:number-columns-repeated="975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mid_sem_1</text:p>
          </table:table-cell>
          <table:table-cell office:value-type="string" calcext:value-type="string">
            <text:p>re_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table:number-columns-repeated="4"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YASACHI DAS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SWAJIT SINGHSAMANT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MENJAYA SAHOO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TYAJIT PRADH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ITISH RANJAN SAMANTA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MAY KUMAR DEHU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VEEN HEMBROM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 SABIR A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D ARMAN KH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SWA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ANTANU JANA</text:p>
          </table:table-cell>
          <table:table-cell table:number-columns-repeated="1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 KUMAR SINGH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HABAZ KHAN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MYA RANJAN MOHANTY</text:p>
          </table:table-cell>
          <table:table-cell office:value-type="float" office:value="6.5" calcext:value-type="float">
            <text:p>6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BUN KUMA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ection_c.A1:section_c.AT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20:15:57.185623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20:16:33.261858204</dc:date>
    <meta:editing-duration>PT6H6M34S</meta:editing-duration>
    <meta:editing-cycles>55</meta:editing-cycles>
    <meta:generator>LibreOffice/5.1.4.2$Linux_X86_64 LibreOffice_project/10m0$Build-2</meta:generator>
    <meta:document-statistic meta:table-count="1" meta:cell-count="2279" meta:object-count="0"/>
  </office:meta>
</office:document-meta>
</file>